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iostream&gt;</text:p>
      <text:p text:style-name="Standard">#include &lt;stack&gt;</text:p>
      <text:p text:style-name="Standard">#include &lt;string&gt;</text:p>
      <text:p text:style-name="Standard"/>
      <text:p text:style-name="Standard">int evaluatePostfix(const std::string&amp; expression) {</text:p>
      <text:p text:style-name="Standard"><text:s text:c="4"/>std::stack&lt;int&gt; stack;</text:p>
      <text:p text:style-name="Standard"/>
      <text:p text:style-name="Standard"><text:s text:c="4"/>for (int i = 0; i &lt; expression.length(); i++) {</text:p>
      <text:p text:style-name="Standard"><text:s text:c="8"/>char ch = expression[i];</text:p>
      <text:p text:style-name="Standard"><text:s text:c="8"/>if (ch &gt;= '0' &amp;&amp; ch &lt;= '9') {</text:p>
      <text:p text:style-name="Standard"><text:s text:c="12"/>stack.push(ch - '0');</text:p>
      <text:p text:style-name="Standard"><text:s text:c="8"/>} else {</text:p>
      <text:p text:style-name="Standard"><text:s text:c="12"/>if (stack.size() &lt; 2) {</text:p>
      <text:p text:style-name="Standard"><text:s text:c="16"/>std::cerr &lt;&lt; "Error: Insufficient values in the expression.\n";</text:p>
      <text:p text:style-name="Standard"><text:s text:c="16"/>return -1; </text:p>
      <text:p text:style-name="Standard"><text:s text:c="12"/>}</text:p>
      <text:p text:style-name="Standard"><text:s text:c="12"/>int val1 = stack.top();</text:p>
      <text:p text:style-name="Standard"><text:s text:c="12"/>stack.pop();</text:p>
      <text:p text:style-name="Standard"><text:s text:c="12"/>int val2 = stack.top();</text:p>
      <text:p text:style-name="Standard"><text:s text:c="12"/>stack.pop();</text:p>
      <text:p text:style-name="Standard"/>
      <text:p text:style-name="Standard"><text:s text:c="12"/>switch (ch) {</text:p>
      <text:p text:style-name="Standard"><text:s text:c="16"/>case '+':</text:p>
      <text:p text:style-name="Standard"><text:s text:c="20"/>stack.push(val2 + val1);</text:p>
      <text:p text:style-name="Standard"><text:s text:c="20"/>break;</text:p>
      <text:p text:style-name="Standard"><text:s text:c="16"/>case '-':</text:p>
      <text:p text:style-name="Standard"><text:s text:c="20"/>stack.push(val2 - val1);</text:p>
      <text:p text:style-name="Standard"><text:s text:c="20"/>break;</text:p>
      <text:p text:style-name="Standard"><text:s text:c="16"/>case '*':</text:p>
      <text:p text:style-name="Standard"><text:s text:c="20"/>stack.push(val2 * val1);</text:p>
      <text:p text:style-name="Standard"><text:s text:c="20"/>break;</text:p>
      <text:p text:style-name="Standard"><text:s text:c="16"/>case '/':</text:p>
      <text:p text:style-name="Standard"><text:s text:c="20"/>// Check for division by zero</text:p>
      <text:p text:style-name="Standard"><text:s text:c="20"/>if (val1 == 0) {</text:p>
      <text:p text:style-name="Standard"><text:s text:c="24"/>std::cerr &lt;&lt; "Error: Division by zero.\n";</text:p>
      <text:p text:style-name="Standard"><text:s text:c="24"/>return -1; </text:p>
      <text:p text:style-name="Standard"><text:s text:c="20"/>}</text:p>
      <text:p text:style-name="Standard"><text:s text:c="20"/>stack.push(val2 / val1);</text:p>
      <text:p text:style-name="Standard"><text:s text:c="20"/>break;</text:p>
      <text:p text:style-name="Standard"><text:s text:c="16"/>default:</text:p>
      <text:p text:style-name="Standard"><text:s text:c="20"/>std::cerr &lt;&lt; "Error: Unknown operator " &lt;&lt; ch &lt;&lt; ".\n";</text:p>
      <text:p text:style-name="Standard"><text:s text:c="20"/>return -1; // Error code</text:p>
      <text:p text:style-name="Standard"><text:s text:c="12"/>}</text:p>
      <text:p text:style-name="Standard"><text:s text:c="8"/>}</text:p>
      <text:p text:style-name="Standard"><text:s text:c="4"/>}</text:p>
      <text:p text:style-name="Standard"/>
      <text:p text:style-name="Standard"><text:s text:c="4"/>// After processing all characters, the stack should have exactly one element which is the result</text:p>
      <text:p text:style-name="Standard"><text:s text:c="4"/>if (stack.size() != 1) {</text:p>
      <text:p text:style-name="Standard"><text:s text:c="8"/>std::cerr &lt;&lt; "Error: The user input has too many values.\n";</text:p>
      <text:p text:style-name="Standard"><text:s text:c="8"/>return -1; // Error code</text:p>
      <text:p text:style-name="Standard"><text:s text:c="4"/>}</text:p>
      <text:p text:style-name="Standard"/>
      <text:p text:style-name="Standard"><text:soft-page-break/><text:s text:c="4"/>return stack.top();</text:p>
      <text:p text:style-name="Standard">}</text:p>
      <text:p text:style-name="Standard"/>
      <text:p text:style-name="Standard">int main() {</text:p>
      <text:p text:style-name="Standard"><text:s text:c="4"/>std::string expression = "623+-382/*"; // Example postfix expression</text:p>
      <text:p text:style-name="Standard"/>
      <text:p text:style-name="Standard"><text:s text:c="4"/>int result = evaluatePostfix(expression);</text:p>
      <text:p text:style-name="Standard"><text:s text:c="4"/>if (result != -1) {</text:p>
      <text:p text:style-name="Standard"><text:s text:c="8"/>std::cout &lt;&lt; "The result of the postfix expression " &lt;&lt; expression &lt;&lt; " is " &lt;&lt; result &lt;&lt; std::endl;</text:p>
      <text:p text:style-name="Standard"><text:s text:c="4"/>} else {</text:p>
      <text:p text:style-name="Standard"><text:s text:c="8"/>std::cout &lt;&lt; "Failed to evaluate the postfix expression." &lt;&lt; std::endl;</text:p>
      <text:p text:style-name="Standard"><text:s text:c="4"/>}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9T11:00:33.680208644</meta:creation-date>
    <dc:date>2024-05-29T11:02:04.618471537</dc:date>
    <meta:editing-duration>PT1M32S</meta:editing-duration>
    <meta:editing-cycles>1</meta:editing-cycles>
    <meta:document-statistic meta:table-count="0" meta:image-count="0" meta:object-count="0" meta:page-count="2" meta:paragraph-count="59" meta:word-count="230" meta:character-count="1981" meta:non-whitespace-character-count="1164"/>
    <meta:generator>LibreOffice/7.3.7.2$Linux_X86_64 LibreOffice_project/30$Build-2</meta:generator>
  </office:meta>
</office:document-meta>
</file>